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2cm" fo:margin-left="0.25cm" fo:margin-top="0cm" fo:margin-bottom="0cm" table:align="left" style:writing-mode="lr-tb"/>
    </style:style>
    <style:style style:name="Tabla1.A" style:family="table-column">
      <style:table-column-properties style:column-width="7.5cm"/>
    </style:style>
    <style:style style:name="Tabla1.B" style:family="table-column">
      <style:table-column-properties style:column-width="9.25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comandos_20_e_20_instrucciones">
      <style:text-properties fo:language="en" fo:country="US"/>
    </style:style>
    <style:style style:name="P2" style:family="paragraph" style:parent-style-name="comandos_20_e_20_instrucciones">
      <style:paragraph-properties fo:padding-left="0.035cm" fo:padding-right="0.141cm" fo:padding-top="0.212cm" fo:padding-bottom="0.212cm" fo:border="1.5pt dotted #f79646"/>
    </style:style>
    <style:style style:name="P3" style:family="paragraph" style:parent-style-name="Heading_20_2" style:list-style-name="WWNum3">
      <style:paragraph-properties fo:margin-left="2cm" fo:margin-right="0cm" fo:text-indent="-2cm" style:auto-text-indent="false"/>
    </style:style>
    <style:style style:name="P4" style:family="paragraph" style:parent-style-name="Heading_20_2" style:list-style-name="WWNum3">
      <style:paragraph-properties fo:margin-left="1.6cm" fo:margin-right="0cm" fo:text-indent="-1.6cm" style:auto-text-indent="false">
        <style:tab-stops>
          <style:tab-stop style:position="1.6cm"/>
          <style:tab-stop style:position="2.251cm"/>
        </style:tab-stops>
      </style:paragraph-properties>
    </style:style>
    <style:style style:name="P5" style:family="paragraph" style:parent-style-name="List_20_2" style:list-style-name="WWNum6">
      <style:paragraph-properties fo:margin-left="2.755cm" fo:margin-right="0cm" fo:text-indent="-0.635cm" style:auto-text-indent="false"/>
    </style:style>
    <style:style style:name="P6" style:family="paragraph" style:parent-style-name="List_20_2" style:list-style-name="WWNum6">
      <style:paragraph-properties fo:margin-left="3.12cm" fo:margin-right="0cm" fo:text-indent="-1cm" style:auto-text-indent="false"/>
    </style:style>
    <style:style style:name="P7" style:family="paragraph" style:parent-style-name="List_20_2" style:list-style-name="WWNum6">
      <style:paragraph-properties fo:margin-left="2.755cm" fo:margin-right="0cm" fo:text-indent="-0.635cm" style:auto-text-indent="false">
        <style:tab-stops>
          <style:tab-stop style:position="0cm"/>
        </style:tab-stops>
      </style:paragraph-properties>
    </style:style>
    <style:style style:name="P8" style:family="paragraph" style:parent-style-name="List_20_3" style:list-style-name="WWNum11">
      <style:paragraph-properties fo:margin-left="4.18cm" fo:margin-right="0cm" fo:text-indent="-1cm" style:auto-text-indent="false"/>
    </style:style>
    <style:style style:name="P9" style:family="paragraph" style:parent-style-name="Lista_20_0b" style:list-style-name="WWNum14">
      <style:paragraph-properties fo:margin-left="2.371cm" fo:margin-right="0cm" fo:text-indent="-1cm" style:auto-text-indent="false"/>
    </style:style>
    <style:style style:name="P10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language="es" fo:country="ES" style:letter-kerning="false" style:font-name-asian="Times New Roman1" style:language-asian="es" style:country-asian="ES" style:font-name-complex="Times New Roman1" style:language-complex="ar" style:country-complex="SA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language="es" fo:country="ES" style:letter-kerning="false" style:font-name-asian="Times New Roman1" style:language-asian="es" style:country-asian="ES" style:font-name-complex="Times New Roman1" style:language-complex="ar" style:country-complex="SA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language="es" fo:country="ES" officeooo:paragraph-rsid="000af127" style:letter-kerning="false" style:font-name-asian="Times New Roman1" style:language-asian="es" style:country-asian="ES" style:font-name-complex="Times New Roman1" style:language-complex="ar" style:country-complex="SA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es" fo:country="ES" fo:font-weight="bold" officeooo:rsid="000af127" officeooo:paragraph-rsid="000af127" style:letter-kerning="false" style:font-name-asian="Times New Roman1" style:language-asian="es" style:country-asian="ES" style:font-weight-asian="bold" style:font-name-complex="Times New Roman1" style:language-complex="ar" style:country-complex="SA"/>
    </style:style>
    <style:style style:name="P17" style:family="paragraph" style:parent-style-name="Standard">
      <style:text-properties fo:language="en" fo:country="US" officeooo:rsid="000b9a22" officeooo:paragraph-rsid="000b9a22"/>
    </style:style>
    <style:style style:name="T1" style:family="text">
      <style:text-properties fo:color="#f79646" loext:opacity="100%" style:font-name="Arial" fo:font-size="10pt" fo:font-weight="bold" style:font-size-asian="10pt" style:font-weight-asian="bold"/>
    </style:style>
    <style:style style:name="T2" style:family="text">
      <style:text-properties fo:color="#f79646" loext:opacity="100%" style:font-name="Arial" fo:font-size="11pt" style:font-size-asian="11pt"/>
    </style:style>
    <style:style style:name="T3" style:family="text">
      <style:text-properties fo:color="#f79646" loext:opacity="100%" fo:font-size="11pt" style:font-size-asian="11pt"/>
    </style:style>
    <style:style style:name="T4" style:family="text">
      <style:text-properties style:font-name="Arial" fo:font-size="10pt" style:font-size-asian="10pt" style:font-name-complex="Arial2" style:font-size-complex="10pt"/>
    </style:style>
    <style:style style:name="T5" style:family="text">
      <style:text-properties fo:font-size="8pt" style:font-size-asian="8pt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4">
        <text:list-item>
          <text:p text:style-name="P9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No se encontraron elementos de tabla de contenido.</text:p>
        </text:index-body>
      </text:table-of-content>
      <text:p text:style-name="Standard"/>
      <text:list xml:id="list546161426" text:style-name="WWNum3">
        <text:list-item>
          <text:list>
            <text:list-item>
              <text:h text:style-name="P3" text:outline-level="2">Diferencia entre FIXED POINT y FLOATING POINT</text:h>
            </text:list-item>
          </text:list>
        </text:list-item>
      </text:list>
      <text:list xml:id="list2260827759" text:style-name="WWNum6">
        <text:list-item>
          <text:p text:style-name="P5">¿Qué diferencias prácticas existen entre FIXED POINT y FLOATING POINT?</text:p>
        </text:list-item>
      </text:list>
      <text:p text:style-name="P2"/>
      <text:list xml:id="list83906669716813" text:continue-numbering="true" text:style-name="WWNum6">
        <text:list-item>
          <text:p text:style-name="P5">Indica algún tipo de dato FIXED POINT y alguno tipo FLOATING POINT.</text:p>
        </text:list-item>
      </text:list>
      <text:p text:style-name="P1"/>
      <text:p text:style-name="P1"/>
      <text:list xml:id="list83907394218644" text:continue-numbering="true" text:style-name="WWNum6">
        <text:list-item>
          <text:p text:style-name="P5">qué ventajas tiene FIXED POINT y qué inconvenientes frente a FLOATING POINT?</text:p>
        </text:list-item>
      </text:list>
      <text:p text:style-name="comandos_20_e_20_instrucciones"/>
      <text:list xml:id="list83908225441521" text:continue-numbering="true" text:style-name="WWNum6">
        <text:list-item>
          <text:p text:style-name="P5">comprueba que sucede si guardas el número 0.1 como FIXED POINT o como FLOATING POINT (ver en los apuntes como se hace).</text:p>
        </text:list-item>
      </text:list>
      <text:p text:style-name="P1"/>
      <text:p text:style-name="comandos_20_e_20_instrucciones"/>
      <text:list xml:id="list83908570720790" text:continue-list="list546161426" text:style-name="WWNum3">
        <text:list-item>
          <text:list>
            <text:list-item>
              <text:h text:style-name="P4" text:outline-level="2"><text:bookmark-start text:name="_Toc404102983"/>Preguntas</text:h>
            </text:list-item>
          </text:list>
        </text:list-item>
      </text:list>
      <text:list xml:id="list83906969443575" text:continue-list="list83908225441521" text:style-name="WWNum6">
        <text:list-item>
          <text:p text:style-name="P5">¿Qué diferencias existen entre los tipos CHAR(8) y VARCHAR(8)?</text:p>
        </text:list-item>
      </text:list>
      <text:p text:style-name="comandos_20_e_20_instrucciones"/>
      <text:list xml:id="list83907595591437" text:continue-numbering="true" text:style-name="WWNum6">
        <text:list-item>
          <text:p text:style-name="P5">¿Qué diferencias existen entre los tipos DATE, DATETIME, YEAR?</text:p>
        </text:list-item>
      </text:list>
      <text:p text:style-name="comandos_20_e_20_instrucciones"/>
      <text:list xml:id="list83908417944415" text:continue-numbering="true" text:style-name="WWNum6">
        <text:list-item>
          <text:p text:style-name="P5">¿Qué diferencias existen entre los tipos INT e INTEGER?</text:p>
        </text:list-item>
      </text:list>
      <text:p text:style-name="comandos_20_e_20_instrucciones"/>
      <text:list xml:id="list83908380110338" text:continue-numbering="true" text:style-name="WWNum6">
        <text:list-item>
          <text:p text:style-name="P5">¿Qué diferencias existen entre los tipos TINYINT, SMALLINT, MEDIUMINT, INT, BIGINT?</text:p>
        </text:list-item>
      </text:list>
      <text:p text:style-name="comandos_20_e_20_instrucciones"/>
      <text:list xml:id="list83906710429563" text:continue-numbering="true" text:style-name="WWNum6">
        <text:list-item>
          <text:p text:style-name="P5">¿Qué diferencias existen entre los tipos INT y UNSIGNED INT?</text:p>
        </text:list-item>
      </text:list>
      <text:p text:style-name="comandos_20_e_20_instrucciones"/>
      <text:list xml:id="list83907375296361" text:continue-numbering="true" text:style-name="WWNum6">
        <text:list-item>
          <text:p text:style-name="P5">¿Qué diferencias existen entre los tipos FLOAT e INT?</text:p>
        </text:list-item>
      </text:list>
      <text:p text:style-name="comandos_20_e_20_instrucciones"/>
      <text:list xml:id="list83906680959345" text:continue-numbering="true" text:style-name="WWNum6">
        <text:list-item>
          <text:p text:style-name="P5">Cuando un dato se escribe sólo con dígitos numéricos (altura, teléfono, CP,…), ¿cuál es el criterio para discernir si se emplear un tipo de dato numérico (INT,…) o de texto (VARCHAR)</text:p>
        </text:list-item>
      </text:list>
      <text:p text:style-name="comandos_20_e_20_instrucciones"/>
      <text:list xml:id="list83907927465574" text:continue-numbering="true" text:style-name="WWNum6">
        <text:list-item>
          <text:p text:style-name="P5"><text:soft-page-break/>Si tenemos dudas a la hora de asignar tamaño a un VARCHAR que va a almacenar un texto porque no está claro cuál es la longitud máxima que puede tener, ¿qué es preferible usar: VARCHAR (35) o VARCHAR (40)?</text:p>
        </text:list-item>
      </text:list>
      <text:p text:style-name="comandos_20_e_20_instrucciones"/>
      <text:p text:style-name="Standard"/>
      <text:list xml:id="list83906672669283" text:continue-list="list83908570720790" text:style-name="WWNum3">
        <text:list-item>
          <text:list>
            <text:list-item>
              <text:h text:style-name="P4" text:outline-level="2">Tipos de datos en <text:bookmark-end text:name="_Toc404102983"/>MySQL</text:h>
            </text:list-item>
          </text:list>
        </text:list-item>
      </text:list>
      <text:list xml:id="list83907445046072" text:continue-list="list83907927465574" text:style-name="WWNum6">
        <text:list-item>
          <text:p text:style-name="P7">Repasa los tipos de datos disponibles en MySQL.</text:p>
        </text:list-item>
        <text:list-item>
          <text:p text:style-name="P5">A continuación, indica el tipo de datos que utilizarías para almacenar cada uno de los siguientes atributos.</text:p>
        </text:list-item>
      </text:list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13"><text:span text:style-name="T6">ATRIBUTO</text:span><text:span text:style-name="T6"/></text:p>
            </table:table-cell>
            <table:table-cell table:style-name="Tabla1.A1" office:value-type="string">
              <text:p text:style-name="P13"><text:span text:style-name="T6">DATO MYSQL</text:span><text:span text:style-name="T6"/>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14"><text:span text:style-name="T6">Edad persona</text:span><text:span text:style-name="T6"/></text:p>
          </table:table-cell>
          <table:table-cell table:style-name="Tabla1.B2" office:value-type="string">
            <text:p text:style-name="P16">int<text:span text:style-name="T6"/></text:p>
          </table:table-cell>
        </table:table-row>
        <table:table-row table:style-name="Tabla1.1">
          <table:table-cell table:style-name="Tabla1.A3" office:value-type="string">
            <text:p text:style-name="P14"><text:span text:style-name="T6">Kilómetros tiene un coche</text:span><text:span text:style-name="T6"/></text:p>
          </table:table-cell>
          <table:table-cell table:style-name="Tabla1.B3" office:value-type="string">
            <text:p text:style-name="P16">int<text:span text:style-name="T6"/></text:p>
          </table:table-cell>
        </table:table-row>
        <table:table-row table:style-name="Tabla1.1">
          <table:table-cell table:style-name="Tabla1.A4" office:value-type="string">
            <text:p text:style-name="P14"><text:span text:style-name="T6">DNI/NIF</text:span><text:span text:style-name="T6"/></text:p>
          </table:table-cell>
          <table:table-cell table:style-name="Tabla1.B4" office:value-type="string">
            <text:p text:style-name="P16">Varchar (9)<text:span text:style-name="T6"/></text:p>
          </table:table-cell>
        </table:table-row>
        <table:table-row table:style-name="Tabla1.1">
          <table:table-cell table:style-name="Tabla1.A5" office:value-type="string">
            <text:p text:style-name="P14"><text:span text:style-name="T6">Fecha de nacimiento</text:span><text:span text:style-name="T6"/></text:p>
          </table:table-cell>
          <table:table-cell table:style-name="Tabla1.B5" office:value-type="string">
            <text:p text:style-name="P16">date<text:span text:style-name="T6"/></text:p>
          </table:table-cell>
        </table:table-row>
        <table:table-row table:style-name="Tabla1.1">
          <table:table-cell table:style-name="Tabla1.A6" office:value-type="string">
            <text:p text:style-name="P14"><text:span text:style-name="T6">Fecha y hora de entrada en la piscina</text:span><text:span text:style-name="T6"/></text:p>
          </table:table-cell>
          <table:table-cell table:style-name="Tabla1.B6" office:value-type="string">
            <text:p text:style-name="P16">Date time<text:span text:style-name="T6"/></text:p>
          </table:table-cell>
        </table:table-row>
        <table:table-row table:style-name="Tabla1.1">
          <table:table-cell table:style-name="Tabla1.A7" office:value-type="string">
            <text:p text:style-name="P14"><text:span text:style-name="T6">estatura persona (m, con decimales)</text:span><text:span text:style-name="T6"/></text:p>
          </table:table-cell>
          <table:table-cell table:style-name="Tabla1.B7" office:value-type="string">
            <text:p text:style-name="P16">decimal<text:span text:style-name="T6"/></text:p>
          </table:table-cell>
        </table:table-row>
        <table:table-row table:style-name="Tabla1.1">
          <table:table-cell table:style-name="Tabla1.A8" office:value-type="string">
            <text:p text:style-name="P14"><text:span text:style-name="T6">estatura persona (cm, sin decimales)</text:span><text:span text:style-name="T6"/></text:p>
          </table:table-cell>
          <table:table-cell table:style-name="Tabla1.B8" office:value-type="string">
            <text:p text:style-name="P16">float<text:span text:style-name="T6"/></text:p>
          </table:table-cell>
        </table:table-row>
        <table:table-row table:style-name="Tabla1.1">
          <table:table-cell table:style-name="Tabla1.A9" office:value-type="string">
            <text:p text:style-name="P14"><text:span text:style-name="T6">Porcentaje de descuento</text:span><text:span text:style-name="T6"/></text:p>
          </table:table-cell>
          <table:table-cell table:style-name="Tabla1.B9" office:value-type="string">
            <text:p text:style-name="P16">int<text:span text:style-name="T6"/></text:p>
          </table:table-cell>
        </table:table-row>
        <table:table-row table:style-name="Tabla1.1">
          <table:table-cell table:style-name="Tabla1.A10" office:value-type="string">
            <text:p text:style-name="P14"><text:span text:style-name="T6">Dirección postal completa</text:span><text:span text:style-name="T6"/></text:p>
          </table:table-cell>
          <table:table-cell table:style-name="Tabla1.B10" office:value-type="string">
            <text:p text:style-name="P16">varchar<text:span text:style-name="T6"/></text:p>
          </table:table-cell>
        </table:table-row>
        <table:table-row table:style-name="Tabla1.1">
          <table:table-cell table:style-name="Tabla1.A11" office:value-type="string">
            <text:p text:style-name="P14"><text:span text:style-name="T6">Nombre persona (con apellidos incluidos)</text:span><text:span text:style-name="T6"/></text:p>
          </table:table-cell>
          <table:table-cell table:style-name="Tabla1.B11" office:value-type="string">
            <text:p text:style-name="P16">varchar<text:span text:style-name="T6"/></text:p>
          </table:table-cell>
        </table:table-row>
        <table:table-row table:style-name="Tabla1.1">
          <table:table-cell table:style-name="Tabla1.A12" office:value-type="string">
            <text:p text:style-name="P14"><text:span text:style-name="T6">Primer apellido</text:span><text:span text:style-name="T6"/></text:p>
          </table:table-cell>
          <table:table-cell table:style-name="Tabla1.B12" office:value-type="string">
            <text:p text:style-name="P16">varchar<text:span text:style-name="T6"/></text:p>
          </table:table-cell>
        </table:table-row>
        <table:table-row table:style-name="Tabla1.1">
          <table:table-cell table:style-name="Tabla1.A13" office:value-type="string">
            <text:p text:style-name="P14"><text:span text:style-name="T6">Nombre (sin apellidos)</text:span><text:span text:style-name="T6"/></text:p>
          </table:table-cell>
          <table:table-cell table:style-name="Tabla1.B13" office:value-type="string">
            <text:p text:style-name="P16">varchar<text:span text:style-name="T6"/></text:p>
          </table:table-cell>
        </table:table-row>
        <table:table-row table:style-name="Tabla1.1">
          <table:table-cell table:style-name="Tabla1.A14" office:value-type="string">
            <text:p text:style-name="P14"><text:span text:style-name="T6">Dirección (completa)</text:span><text:span text:style-name="T6"/></text:p>
          </table:table-cell>
          <table:table-cell table:style-name="Tabla1.B14" office:value-type="string">
            <text:p text:style-name="P16">varchar<text:span text:style-name="T6"/></text:p>
          </table:table-cell>
        </table:table-row>
        <table:table-row table:style-name="Tabla1.1">
          <table:table-cell table:style-name="Tabla1.A15" office:value-type="string">
            <text:p text:style-name="P14"><text:span text:style-name="T6">Calle</text:span><text:span text:style-name="T6"/></text:p>
          </table:table-cell>
          <table:table-cell table:style-name="Tabla1.B15" office:value-type="string">
            <text:p text:style-name="P16">varchar<text:span text:style-name="T6"/></text:p>
          </table:table-cell>
        </table:table-row>
        <table:table-row table:style-name="Tabla1.1">
          <table:table-cell table:style-name="Tabla1.A16" office:value-type="string">
            <text:p text:style-name="P14"><text:span text:style-name="T6">Número de hijos</text:span><text:span text:style-name="T6"/></text:p>
          </table:table-cell>
          <table:table-cell table:style-name="Tabla1.B16" office:value-type="string">
            <text:p text:style-name="P16">int<text:span text:style-name="T6"/></text:p>
          </table:table-cell>
        </table:table-row>
        <table:table-row table:style-name="Tabla1.1">
          <table:table-cell table:style-name="Tabla1.A17" office:value-type="string">
            <text:p text:style-name="P15"><text:span text:style-name="T6">Estado civil (soltero, casado, viudo, divorciado)</text:span><text:span text:style-name="T6"/></text:p>
          </table:table-cell>
          <table:table-cell table:style-name="Tabla1.B17" office:value-type="string">
            <text:p text:style-name="P16">varchar<text:span text:style-name="T6"/></text:p>
          </table:table-cell>
        </table:table-row>
        <table:table-row table:style-name="Tabla1.1">
          <table:table-cell table:style-name="Tabla1.A18" office:value-type="string">
            <text:p text:style-name="P14"><text:span text:style-name="T6">Nos autoriza a que le enviemos publicidad</text:span><text:span text:style-name="T6"/></text:p>
          </table:table-cell>
          <table:table-cell table:style-name="Tabla1.B18" office:value-type="string">
            <text:p text:style-name="P16">bool<text:span text:style-name="T6"/></text:p>
          </table:table-cell>
        </table:table-row>
        <table:table-row table:style-name="Tabla1.1">
          <table:table-cell table:style-name="Tabla1.A19" office:value-type="string">
            <text:p text:style-name="P14"><text:span text:style-name="T6">(URL) Dirección de Internet</text:span><text:span text:style-name="T6"/></text:p>
          </table:table-cell>
          <table:table-cell table:style-name="Tabla1.B19" office:value-type="string">
            <text:p text:style-name="P16">text<text:span text:style-name="T6"/></text:p>
          </table:table-cell>
        </table:table-row>
        <table:table-row table:style-name="Tabla1.1">
          <table:table-cell table:style-name="Tabla1.A20" office:value-type="string">
            <text:p text:style-name="P14"><text:span text:style-name="T6">Correo electrónico</text:span><text:span text:style-name="T6"/></text:p>
          </table:table-cell>
          <table:table-cell table:style-name="Tabla1.B20" office:value-type="string">
            <text:p text:style-name="P16">varchar<text:span text:style-name="T6"/></text:p>
          </table:table-cell>
        </table:table-row>
        <table:table-row table:style-name="Tabla1.1">
          <table:table-cell table:style-name="Tabla1.A21" office:value-type="string">
            <text:p text:style-name="P14"><text:span text:style-name="T6">Teléfono</text:span><text:span text:style-name="T6"/></text:p>
          </table:table-cell>
          <table:table-cell table:style-name="Tabla1.B21" office:value-type="string">
            <text:p text:style-name="P16">Varchar (9)<text:span text:style-name="T6"/></text:p>
          </table:table-cell>
        </table:table-row>
        <table:table-row table:style-name="Tabla1.1">
          <table:table-cell table:style-name="Tabla1.A22" office:value-type="string">
            <text:p text:style-name="P14"><text:span text:style-name="T6">NIF</text:span><text:span text:style-name="T6"/></text:p>
          </table:table-cell>
          <table:table-cell table:style-name="Tabla1.B22" office:value-type="string">
            <text:p text:style-name="P16">Varchar (9)<text:span text:style-name="T6"/></text:p>
          </table:table-cell>
        </table:table-row>
        <table:table-row table:style-name="Tabla1.1">
          <table:table-cell table:style-name="Tabla1.A23" office:value-type="string">
            <text:p text:style-name="P14"><text:span text:style-name="T6">Fotografía</text:span><text:span text:style-name="T6"/></text:p>
          </table:table-cell>
          <table:table-cell table:style-name="Tabla1.B23" office:value-type="string">
            <text:p text:style-name="P16">varchar<text:span text:style-name="T6"/></text:p>
          </table:table-cell>
        </table:table-row>
        <table:table-row table:style-name="Tabla1.1">
          <table:table-cell table:style-name="Tabla1.A24" office:value-type="string">
            <text:p text:style-name="P14"><text:span text:style-name="T6">Descripción de un producto</text:span><text:span text:style-name="T6"/></text:p>
          </table:table-cell>
          <table:table-cell table:style-name="Tabla1.B24" office:value-type="string">
            <text:p text:style-name="P16">text<text:span text:style-name="T6"/></text:p>
          </table:table-cell>
        </table:table-row>
        <text:soft-page-break/>
        <table:table-row table:style-name="Tabla1.1">
          <table:table-cell table:style-name="Tabla1.A25" office:value-type="string">
            <text:p text:style-name="P14"><text:span text:style-name="T6">precio (hasta 1.000.000€)</text:span><text:span text:style-name="T6"/></text:p>
          </table:table-cell>
          <table:table-cell table:style-name="Tabla1.B25" office:value-type="string">
            <text:p text:style-name="P16">Decimal<text:span text:style-name="T6"/></text:p>
          </table:table-cell>
        </table:table-row>
        <table:table-row table:style-name="Tabla1.1">
          <table:table-cell table:style-name="Tabla1.A26" office:value-type="string">
            <text:p text:style-name="P14"><text:span text:style-name="T6">Provincia</text:span><text:span text:style-name="T6"/></text:p>
          </table:table-cell>
          <table:table-cell table:style-name="Tabla1.B26" office:value-type="string">
            <text:p text:style-name="P16">Varchar<text:span text:style-name="T6"/></text:p>
          </table:table-cell>
        </table:table-row>
        <table:table-row table:style-name="Tabla1.1">
          <table:table-cell table:style-name="Tabla1.A27" office:value-type="string">
            <text:p text:style-name="P14"><text:span text:style-name="T6">SEXO (H / M)</text:span><text:span text:style-name="T6"/></text:p>
          </table:table-cell>
          <table:table-cell table:style-name="Tabla1.B27" office:value-type="string">
            <text:p text:style-name="P16">Bool<text:span text:style-name="T6"/></text:p>
          </table:table-cell>
        </table:table-row>
        <table:table-row table:style-name="Tabla1.1">
          <table:table-cell table:style-name="Tabla1.A28" office:value-type="string">
            <text:p text:style-name="P14"><text:span text:style-name="T6">Peso de persona (gr. sin decimales)</text:span><text:span text:style-name="T6"/></text:p>
          </table:table-cell>
          <table:table-cell table:style-name="Tabla1.B28" office:value-type="string">
            <text:p text:style-name="P16">int<text:span text:style-name="T6"/></text:p>
          </table:table-cell>
        </table:table-row>
        <table:table-row table:style-name="Tabla1.1">
          <table:table-cell table:style-name="Tabla1.A29" office:value-type="string">
            <text:p text:style-name="P14"><text:span text:style-name="T6">Peso de persona (Kg. con decimales)</text:span><text:span text:style-name="T6"/></text:p>
          </table:table-cell>
          <table:table-cell table:style-name="Tabla1.B29" office:value-type="string">
            <text:p text:style-name="P16">decimal<text:span text:style-name="T6"/></text:p>
          </table:table-cell>
        </table:table-row>
        <table:table-row table:style-name="Tabla1.1">
          <table:table-cell table:style-name="Tabla1.A30" office:value-type="string">
            <text:p text:style-name="P14"><text:span text:style-name="T6">Matrícula de vehículo</text:span><text:span text:style-name="T6"/></text:p>
          </table:table-cell>
          <table:table-cell table:style-name="Tabla1.B30" office:value-type="string">
            <text:p text:style-name="P16">Varchar (7)<text:span text:style-name="T6"/></text:p>
          </table:table-cell>
        </table:table-row>
        <table:table-row table:style-name="Tabla1.1">
          <table:table-cell table:style-name="Tabla1.A31" office:value-type="string">
            <text:p text:style-name="P14"><text:span text:style-name="T6">Es mayor de edad</text:span><text:span text:style-name="T6"/></text:p>
          </table:table-cell>
          <table:table-cell table:style-name="Tabla1.B31" office:value-type="string">
            <text:p text:style-name="P16">bool<text:span text:style-name="T6"/></text:p>
          </table:table-cell>
        </table:table-row>
        <table:table-row table:style-name="Tabla1.1">
          <table:table-cell table:style-name="Tabla1.A32" office:value-type="string">
            <text:p text:style-name="P14"><text:span text:style-name="T6">Código postal</text:span><text:span text:style-name="T6"/></text:p>
          </table:table-cell>
          <table:table-cell table:style-name="Tabla1.B32" office:value-type="string">
            <text:p text:style-name="P16">Varchar (5)<text:span text:style-name="T6"/></text:p>
          </table:table-cell>
        </table:table-row>
        <table:table-row table:style-name="Tabla1.1">
          <table:table-cell table:style-name="Tabla1.A33" office:value-type="string">
            <text:p text:style-name="P14"><text:span text:style-name="T6">salario</text:span><text:span text:style-name="T6"/></text:p>
          </table:table-cell>
          <table:table-cell table:style-name="Tabla1.B33" office:value-type="string">
            <text:p text:style-name="P16">decimal<text:span text:style-name="T6"/></text:p>
          </table:table-cell>
        </table:table-row>
        <table:table-row table:style-name="Tabla1.1">
          <table:table-cell table:style-name="Tabla1.A34" office:value-type="string">
            <text:p text:style-name="P14"><text:span text:style-name="T6">Talla ropa (XS, S, M, L XL, XXL, XXXL)</text:span><text:span text:style-name="T6"/></text:p>
          </table:table-cell>
          <table:table-cell table:style-name="Tabla1.B34" office:value-type="string">
            <text:p text:style-name="P16">varchar(4)<text:span text:style-name="T6"/></text:p>
          </table:table-cell>
        </table:table-row>
      </table:table>
      <text:p text:style-name="P17">Dinero→ decimal</text:p>
      <text:p text:style-name="P17">float→ decimales<text:span text:style-name="T8"/></text:p>
      <text:list xml:id="list83907060259437" text:continue-list="list83906672669283" text:style-name="WWNum3">
        <text:list-item>
          <text:list>
            <text:list-item>
              <text:h text:style-name="P3" text:outline-level="2"><text:bookmark-start text:name="_Toc495051336"/><text:bookmark-start text:name="_Toc495051333"/>Clave primaria<text:bookmark-end text:name="_Toc495051333"/></text:h>
            </text:list-item>
          </text:list>
        </text:list-item>
      </text:list>
      <text:list xml:id="list83907662957913" text:continue-list="list83907445046072" text:style-name="WWNum6">
        <text:list-item>
          <text:p text:style-name="P5">Indicar cuál podría ser la clave primaria (PK) de estas entidades</text:p>
        </text:list-item>
      </text:list>
      <text:list xml:id="list3546045456" text:style-name="WWNum11">
        <text:list-item>
          <text:p text:style-name="P8">cliente</text:p>
        </text:list-item>
        <text:list-item>
          <text:p text:style-name="P8">proveedor</text:p>
        </text:list-item>
        <text:list-item>
          <text:p text:style-name="P8">producto en tienda que vende por internet</text:p>
        </text:list-item>
        <text:list-item>
          <text:p text:style-name="P8">coche</text:p>
        </text:list-item>
        <text:list-item>
          <text:p text:style-name="P8">libro de una biblioteca</text:p>
        </text:list-item>
      </text:list>
      <text:p text:style-name="comandos_20_e_20_instrucciones"/>
      <text:list xml:id="list83907048582143" text:continue-list="list83907060259437" text:style-name="WWNum3">
        <text:list-item>
          <text:list>
            <text:list-item>
              <text:h text:style-name="P3" text:outline-level="2">Atributos compuestos<text:bookmark-end text:name="_Toc495051336"/></text:h>
            </text:list-item>
          </text:list>
        </text:list-item>
      </text:list>
      <text:list xml:id="list83907794439685" text:continue-list="list83907662957913" text:style-name="WWNum6">
        <text:list-item>
          <text:p text:style-name="P6">Descompón los siguientes atributos compuestos en partes:</text:p>
        </text:list-item>
      </text:list>
      <text:list xml:id="list83906899470995" text:continue-list="list3546045456" text:style-name="WWNum11">
        <text:list-item>
          <text:p text:style-name="P8">dirección del cliente</text:p>
        </text:list-item>
        <text:list-item>
          <text:p text:style-name="P8">nombre del cliente</text:p>
        </text:list-item>
      </text:list>
      <text:p text:style-name="comandos_20_e_20_instrucciones"/>
      <text:list xml:id="list83907553887204" text:continue-list="list83907048582143" text:style-name="WWNum3">
        <text:list-item>
          <text:list>
            <text:list-item>
              <text:h text:style-name="P3" text:outline-level="2"><text:bookmark-start text:name="_Toc495051337"/>Atributo en una relación<text:bookmark-end text:name="_Toc495051337"/></text:h>
            </text:list-item>
          </text:list>
        </text:list-item>
      </text:list>
      <text:list xml:id="list83907986577137" text:continue-list="list83907794439685" text:style-name="WWNum6">
        <text:list-item>
          <text:p text:style-name="P6">Crea el modelo Entidad Relación de estos casos (la relación tiene algún atributo):</text:p>
        </text:list-item>
      </text:list>
      <text:list xml:id="list83907329524869" text:continue-list="list83906899470995" text:style-name="WWNum11">
        <text:list-item>
          <text:p text:style-name="P8">En un instituto: Alumnos realizan varios exámenes en varias asignaturas, de cada examen se registra la fecha y nota.</text:p>
        </text:list-item>
        <text:list-item>
          <text:p text:style-name="P8">En una biblioteca: Socios sacan en préstamos libros, se apunta la fecha del préstamo y la fecha de devolución.</text:p>
        </text:list-item>
        <text:list-item>
          <text:p text:style-name="P8">En una clínica veterinaria con varios veterinarios: Veterinario atienda animal y se apunta la fecha-hora, descripción del caso, medidas tomadas.</text:p>
        </text:list-item>
      </text:list>
      <text:p text:style-name="comandos_20_e_20_instrucciones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style:default-outline-level="1" style:list-style-name="WWNum3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Standard" loext:linked-style-name="Título_20_2_20_Car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_20_1" style:display-name="List 1" style:family="paragraph" style:parent-style-name="Standard" style:list-style-name="WWNum4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 style:list-style-name="WWNum5">
      <style:paragraph-properties fo:margin-left="2.371cm" fo:margin-right="0cm" fo:margin-top="0.423cm" fo:margin-bottom="0.106cm" style:contextual-spacing="false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2" style:display-name="List 2" style:family="paragraph" style:parent-style-name="Standard" style:list-style-name="WWNum6" style:class="list">
      <style:paragraph-properties fo:margin-left="2.755cm" fo:margin-right="0cm" fo:text-indent="0cm" style:auto-text-indent="false">
        <style:tab-stops>
          <style:tab-stop style:position="3.12cm"/>
        </style:tab-stops>
      </style:paragraph-properties>
    </style:style>
    <style:style style:name="List_20_3" style:display-name="List 3" style:family="paragraph" style:parent-style-name="Standard" style:list-style-name="WWNum11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4" style:display-name="List 4" style:family="paragraph" style:parent-style-name="Standard" style:list-style-name="WWNum7" style:class="list">
      <style:paragraph-properties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2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8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3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9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0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14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Document_20_Map" style:display-name="Document Map" style:family="paragraph" style:parent-style-name="Standard" loext:linked-style-name="Mapa_20_del_20_document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language="es" fo:country="ES" fo:background-color="#f6f6e2" style:font-size-asian="9pt" style:language-asian="es" style:country-asian="ES" style:language-complex="ar" style:country-complex="SA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fo:color="#000080" loext:opacity="100%" style:font-name="Arial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8pt"/>
    </style:style>
    <style:style style:name="token" style:family="text" style:parent-style-name="Default_20_Paragraph_20_Font"/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8000" loext:opacity="100%" fo:font-size="12pt" fo:font-weight="bold" style:font-size-asian="12pt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0" style:display-name="ListLabel 20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1" style:display-name="ListLabel 2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" style:display-name="ListLabel 2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3" style:display-name="ListLabel 23" style:family="text">
      <style:text-properties fo:color="#f79646" loext:opacity="100%"/>
    </style:style>
    <style:style style:name="ListLabel_20_24" style:display-name="ListLabel 24" style:family="text">
      <style:text-properties fo:color="#f79646" loext:opacity="100%" fo:font-weight="bold" style:font-weight-asian="bold"/>
    </style:style>
    <style:style style:name="ListLabel_20_25" style:display-name="ListLabel 25" style:family="text">
      <style:text-properties fo:color="#f79646" loext:opacity="100%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e36c0a" loext:opacity="100%" fo:font-style="normal" fo:font-weight="normal" style:font-style-asian="normal" style:font-weight-asian="normal"/>
    </style:style>
    <style:style style:name="ListLabel_20_29" style:display-name="ListLabel 29" style:family="text">
      <style:text-properties fo:color="#e36c0a" loext:opacity="100%" fo:font-style="normal" fo:font-weight="bold" style:font-style-asian="normal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e36c0a" loext:opacity="100%" fo:font-style="normal" fo:font-weight="bold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e36c0a" loext:opacity="100%" fo:font-style="normal" fo:font-weight="bold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e36c0a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e36c0a" loext:opacity="100%" fo:font-style="normal" fo:font-weight="bold" style:font-style-asian="normal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e36c0a" loext:opacity="100%" fo:font-style="normal" fo:font-weight="bold" style:font-style-asian="normal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e36c0a" loext:opacity="100%" fo:font-style="normal" fo:font-weight="bold" style:font-style-asian="normal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color="#e36c0a" loext:opacity="100%" fo:font-style="normal" fo:font-weight="bold" style:font-style-asian="normal" style:font-weight-asian="bold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color="#e36c0a" loext:opacity="100%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e36c0a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color="#e36c0a" loext:opacity="100%" fo:font-style="normal" fo:font-weight="bold" style:font-style-asian="normal" style:font-weight-asian="bol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color="#e36c0a" loext:opacity="100%" fo:font-style="normal" fo:font-weight="bold" style:font-style-asian="normal" style:font-weight-asian="bold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color="#e36c0a" loext:opacity="100%" fo:font-style="normal" fo:font-weight="bold" style:font-style-asian="normal" style:font-weight-asian="bol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color="#e36c0a" loext:opacity="100%" fo:font-style="normal" fo:font-weight="bold" style:font-style-asian="normal" style:font-weight-asian="bol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fo:color="#e36c0a" loext:opacity="100%" fo:font-style="normal" fo:font-weight="bold" style:font-style-asian="normal" style:font-weight-asian="bold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29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20112" number:language="ja" number:country="JP" number:transliteration-format="一" number:transliteration-language="ja" number:transliteration-country="JP" number:transliteration-style="short">
      <number:day/>
      <number:text>/</number:text>
      <number:month number:style="long"/>
      <number:text>/A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style style:name="MT2" style:family="text">
      <style:text-properties fo:color="#f79646" loext:opacity="100%" style:font-name="Arial" fo:font-size="11pt" style:font-size-asian="11pt"/>
    </style:style>
    <style:style style:name="MT3" style:family="text">
      <style:text-properties fo:color="#f79646" loext:opacity="100%" fo:font-size="11pt" style:font-size-asian="11pt"/>
    </style:style>
    <style:style style:name="MT4" style:family="text">
      <style:text-properties style:font-name="Arial" fo:font-size="10pt" style:font-size-asian="10pt" style:font-name-complex="Arial2" style:font-size-complex="10pt"/>
    </style:style>
    <style:style style:name="MT5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-and-extension">018s - Tipos de datos a utiilzar para cada atributo - EJERCICIO, SOLUCION - 001.odt</text:file-name></text:span><text:span text:style-name="MT1"><text:tab/>Fecha de impresión </text:span><text:span text:style-name="MT2"><text:print-date style:data-style-name="N10104">11/10/2017 8:56 a. m.</text:print-date></text:span><text:span text:style-name="MT3"/></text:p>
      </style:header>
      <style:footer>
        <text:p text:style-name="MP2"><text:page-number text:select-page="current">4</text:page-number><text:span text:style-name="MT4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file-name text:display="name-and-extension">018s - Tipos de datos a utiilzar para cada atributo - EJERCICIO, SOLUCION - 001.odt</text:file-name><text:tab/>Fecha de impresión <text:print-date style:data-style-name="N20112">十一/十/A十一 〇八:五六:〇〇 午前</text:print-date></text:p>
      </style:header>
      <style:footer>
        <text:p text:style-name="Footer"><text:span text:style-name="page_20_number"><text:span text:style-name="MT5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DANIELTS</meta:initial-creator>
    <meta:editing-cycles>10</meta:editing-cycles>
    <meta:print-date>2017-10-11T08:56:00</meta:print-date>
    <meta:creation-date>2017-10-11T08:38:00</meta:creation-date>
    <dc:date>2023-10-23T08:39:06.197000000</dc:date>
    <meta:editing-duration>PT50M19S</meta:editing-duration>
    <meta:generator>LibreOffice/7.4.6.2$Windows_X86_64 LibreOffice_project/5b1f5509c2decdade7fda905e3e1429a67acd63d</meta:generator>
    <meta:document-statistic meta:table-count="1" meta:image-count="0" meta:object-count="0" meta:page-count="4" meta:paragraph-count="109" meta:word-count="601" meta:character-count="3451" meta:non-whitespace-character-count="3007"/>
    <meta:user-defined meta:name="AppVersion">16.0000</meta:user-defined>
    <meta:user-defined meta:name="Company">RUP</meta:user-defined>
    <meta:template xlink:type="simple" xlink:actuate="onRequest" xlink:title="__Plantilla Apuntes Clase 03.dotm" xlink:href=""/>
  </office:meta>
</office:document-meta>
</file>